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DBB261B62DB9ED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Inspiration-outline1" style:list-style-name="L4">
      <style:graphic-properties draw:stroke="none" svg:stroke-width="0cm" draw:fill="none" draw:textarea-vertical-align="top" draw:auto-grow-height="true" draw:fit-to-size="false" fo:min-height="11.056cm" fo:padding-top="0cm" fo:padding-bottom="0cm" fo:padding-left="0cm" fo:padding-right="0cm" fo:wrap-option="no-wrap"/>
    </style:style>
    <style:style style:name="pr3" style:family="presentation" style:parent-style-name="Inspiratio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" style:family="paragraph">
      <style:paragraph-properties fo:margin-left="0cm" fo:margin-right="0cm" fo:margin-top="0cm" fo:margin-bottom="0cm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style:font-name-asian="Lato" style:font-size-asian="20pt" style:font-name-complex="Lato" style:font-size-complex="20pt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color="#121867" style:font-name="Lato" fo:font-size="24pt" fo:font-weight="bold" style:font-name-asian="Lato" style:font-size-asian="24pt" style:font-weight-asian="bold" style:font-name-complex="Lato" style:font-size-complex="24pt" style:font-weight-complex="bold"/>
    </style:style>
    <style:style style:name="T2" style:family="text">
      <style:text-properties fo:color="#121867" style:font-name="Lato" fo:font-size="18pt" style:text-underline-style="none" style:font-name-asian="Lato" style:font-size-asian="18pt" style:font-name-complex="Lato" style:font-size-complex="18pt"/>
    </style:style>
    <style:style style:name="T3" style:family="text">
      <style:text-properties fo:color="#121867" style:font-name="Lato" fo:font-size="18pt" style:text-underline-style="solid" style:text-underline-width="auto" style:text-underline-color="font-color" style:font-name-asian="Lato" style:font-size-asian="18pt" style:font-name-complex="Lato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IS IS A SLIDE TITLE" draw:style-name="dp1" draw:master-page-name="Inspiration" presentation:presentation-page-layout-name="AL1T1">
        <office:forms form:automatic-focus="false" form:apply-design-mode="false"/>
        <draw:frame draw:name="Shape 90" presentation:style-name="pr1" draw:text-style-name="P1" draw:layer="layout" svg:width="14.788cm" svg:height="1.348cm" svg:x="2.329cm" svg:y="2.482cm" presentation:class="title" presentation:user-transformed="true">
          <draw:text-box>
            <text:p><text:span text:style-name="T1">Estructura de control: Alternativas</text:span></text:p>
          </draw:text-box>
        </draw:frame>
        <draw:frame draw:name="Shape 91" presentation:style-name="pr2" draw:text-style-name="P3" draw:layer="layout" svg:width="16.272cm" svg:height="11.056cm" svg:x="2.328cm" svg:y="4.18cm" presentation:class="outline" presentation:user-transformed="true">
          <draw:text-box>
            <text:p text:style-name="P2"><text:span text:style-name="T2"/></text:p>
            <text:list text:style-name="L3">
              <text:list-header>
                <text:p text:style-name="P2"><text:span text:style-name="T2"/></text:p>
              </text:list-header>
              <text:list-item>
                <text:p text:style-name="P2"><text:span text:style-name="T2">Alternativas simples</text:span></text:p>
              </text:list-item>
              <text:list-item>
                <text:p text:style-name="P2"><text:span text:style-name="T2">Alternativas dobles</text:span></text:p>
              </text:list-item>
              <text:list-item>
                <text:p text:style-name="P2"><text:span text:style-name="T2">Alternativas múltiples</text:span></text:p>
              </text:list-item>
              <text:list-item>
                <text:p text:style-name="P2"><text:span text:style-name="T2">Expresión reducida del if </text:span></text:p>
                <text:p text:style-name="P2"><text:span text:style-name="T2"/></text:p>
                <text:p text:style-name="P2"><text:span text:style-name="T2"/></text:p>
                <text:p text:style-name="P2"><text:span text:style-name="T2"/></text:p>
              </text:list-item>
            </text:list>
            <text:p text:style-name="P2"><text:span text:style-name="T2"/></text:p>
            <text:p text:style-name="P2"><text:span text:style-name="T3"/></text:p>
          </draw:text-box>
        </draw:frame>
        <presentation:notes draw:style-name="dp2">
          <office:forms form:automatic-focus="false" form:apply-design-mode="false"/>
          <draw:page-thumbnail draw:name="Shape 87" draw:style-name="gr1" draw:layer="layout" svg:width="11.566cm" svg:height="8.176cm" svg:x="3.741cm" svg:y="2.138cm" draw:page-number="1" presentation:class="page"/>
          <draw:frame draw:name="Shape 88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1" svg:font-family="Arial" style:font-pitch="variable"/>
    <style:font-face style:name="Caladea1" svg:font-family="Caladea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Arial3" svg:font-family="Arial" style:font-family-generic="system" style:font-pitch="variable"/>
    <style:font-face style:name="Caladea2" svg:font-family="Caladea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5.2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5.2000007629395pt" style:font-style-asian="normal" style:font-weight-asian="normal" style:font-name-complex="Lohit Hindi" style:font-family-complex="'Lohit Hindi'" style:font-family-generic-complex="system" style:font-pitch-complex="variable" style:font-size-complex="25.2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39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1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271cm" fo:text-indent="0cm"/>
      <style:text-properties fo:font-size="17.7000007629395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03cm" fo:text-indent="0cm"/>
      <style:text-properties fo:font-size="17.7000007629395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35cm" fo:text-indent="0cm"/>
      <style:text-properties fo:font-size="17.7000007629395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67cm" fo:text-indent="0cm"/>
      <style:text-properties fo:font-size="17.7000007629395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67cm" fo:text-indent="0cm"/>
      <style:text-properties fo:font-size="13.6000003814697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.8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r33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34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5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2" style:family="paragraph">
      <loext:graphic-properties draw:fill="none"/>
      <style:paragraph-properties fo:text-align="center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office:forms form:automatic-focus="false" form:apply-design-mode="false"/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office:forms form:automatic-focus="false" form:apply-design-mode="false"/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office:forms form:automatic-focus="false" form:apply-design-mode="false"/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office:forms form:automatic-focus="false" form:apply-design-mode="false"/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5437 1816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office:forms form:automatic-focus="false" form:apply-design-mode="false"/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office:forms form:automatic-focus="false" form:apply-design-mode="false"/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office:forms form:automatic-focus="false" form:apply-design-mode="false"/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office:forms form:automatic-focus="false" form:apply-design-mode="false"/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office:forms form:automatic-focus="false" form:apply-design-mode="false"/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office:forms form:automatic-focus="false" form:apply-design-mode="false"/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office:forms form:automatic-focus="false" form:apply-design-mode="false"/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office:forms form:automatic-focus="false" form:apply-design-mode="false"/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2">
      <office:forms form:automatic-focus="false" form:apply-design-mode="false"/>
      <draw:frame draw:style-name="Mgr6" draw:text-style-name="MP12" draw:layer="backgroundobjects" svg:width="25.399cm" svg:height="14.287cm" svg:x="0.001cm" svg:y="0.001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18.143cm" svg:height="1.361cm" svg:x="1.27cm" svg:y="1.088cm" presentation:class="title" presentation:placeholder="true">
        <draw:text-box/>
      </draw:frame>
      <draw:frame presentation:style-name="Inspiration-outline1" draw:layer="backgroundobjects" svg:width="22.86cm" svg:height="8.286cm" svg:x="1.27cm" svg:y="3.401cm" presentation:class="outline" presentation:placeholder="true">
        <draw:text-box/>
      </draw:frame>
      <draw:frame presentation:style-name="Mpr33" draw:text-style-name="MP2" draw:layer="backgroundobjects" svg:width="5.917cm" svg:height="0.985cm" svg:x="1.27cm" svg:y="13.016cm" presentation:class="date-time">
        <draw:text-box>
          <text:p text:style-name="MP1"><text:span text:style-name="MT1"><presentation:date-time/></text:span></text:p>
        </draw:text-box>
      </draw:frame>
      <draw:frame presentation:style-name="Mpr33" draw:text-style-name="MP14" draw:layer="backgroundobjects" svg:width="8.051cm" svg:height="0.985cm" svg:x="8.686cm" svg:y="13.016cm" presentation:class="footer">
        <draw:text-box>
          <text:p text:style-name="MP13"><text:span text:style-name="MT1"><presentation:footer/></text:span></text:p>
        </draw:text-box>
      </draw:frame>
      <draw:frame presentation:style-name="Mpr33" draw:text-style-name="MP4" draw:layer="backgroundobjects" svg:width="5.917cm" svg:height="0.985cm" svg:x="18.21cm" svg:y="13.016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1.566cm" svg:height="8.176cm" svg:x="3.741cm" svg:y="2.138cm" presentation:class="page"/>
        <draw:frame presentation:style-name="Inspiration-notes" draw:layer="backgroundobjects" svg:width="15.421cm" svg:height="11.973cm" svg:x="1.814cm" svg:y="11.117cm" presentation:class="notes" presentation:placeholder="true">
          <draw:text-box/>
        </draw:frame>
        <draw:frame presentation:style-name="Mpr3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7.2$Linux_X86_64 LibreOffice_project/20m0$Build-2</meta:generator>
    <dc:date>2018-09-28T17:17:50.530496058</dc:date>
    <meta:editing-duration>PT47M14S</meta:editing-duration>
    <meta:editing-cycles>20</meta:editing-cycles>
    <meta:document-statistic meta:object-count="146"/>
  </office:meta>
</office:document-meta>
</file>